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min-height="2.849cm" fo:min-width="2.599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fo:min-height="2.544cm"/>
    </style:style>
    <style:style style:name="gr3" style:family="graphic" style:parent-style-name="standard">
      <style:graphic-properties draw:stroke="none" svg:stroke-color="#000000" draw:fill="none" draw:fill-color="#ffffff" fo:min-height="2.60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66pt" style:font-size-asian="66pt" style:font-size-complex="66pt"/>
    </style:style>
    <style:style style:name="T1" style:family="text">
      <style:text-properties style:font-name="Liberation Sans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1.254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2.016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4.429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5.191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7.604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8.366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10.779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11.541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13.954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14.716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20.304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21.066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17.129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17.891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23.479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24.241cm" svg:y="4.683cm">
              <draw:text-box>
                <text:p text:style-name="P2"><text:span text:style-name="T1">0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Nimbus Sans 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18pt" style:font-style-asian="normal" style:font-weight-asian="normal" style:font-name-complex="Nimbus Sans 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start-width="0.254cm" draw:marker-end="Arrow" draw:marker-end-width="0.25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4:23:08.820710176</meta:creation-date>
    <dc:date>2014-09-17T14:32:27.543173273</dc:date>
    <meta:editing-duration>PT9M17S</meta:editing-duration>
    <meta:editing-cycles>3</meta:editing-cycles>
    <meta:generator>LibreOffice/4.3.1.2$Linux_X86_64 LibreOffice_project/430m0$Build-2</meta:generator>
    <meta:document-statistic meta:object-count="25"/>
  </office:meta>
</office:document-meta>
</file>